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65f9" officeooo:paragraph-rsid="000d65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3. Problem Solving:</text:p>
      <text:p text:style-name="P1">1. The Solution achieves O(logN) time complexity because of the binary search algorithm. Binary search recursively divides the array in halves until the value we are looking for is found. In worst case the Binary <text:s/>search algorithm divides the array until there is only one value. The time complexity of that <text:s/>takes 1+logN, therefore the time complexity is O(lo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8:30:56.459398241</meta:creation-date>
    <dc:date>2018-11-02T18:39:39.029532960</dc:date>
    <meta:editing-duration>PT8M42S</meta:editing-duration>
    <meta:editing-cycles>1</meta:editing-cycles>
    <meta:generator>LibreOffice/5.1.6.2$Linux_X86_64 LibreOffice_project/10m0$Build-2</meta:generator>
    <meta:document-statistic meta:table-count="0" meta:image-count="0" meta:object-count="0" meta:page-count="1" meta:paragraph-count="2" meta:word-count="63" meta:character-count="390" meta:non-whitespace-character-count="327"/>
  </office:meta>
</office:document-meta>
</file>